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5pt" style:font-size-asian="5pt" style:font-size-complex="5pt"/>
    </style:style>
    <style:style style:name="P2" style:family="paragraph" style:parent-style-name="Standard">
      <style:paragraph-properties fo:line-height="150%"/>
      <style:text-properties fo:font-size="5pt" officeooo:paragraph-rsid="00159db9" style:font-size-asian="5pt" style:font-size-complex="5pt"/>
    </style:style>
    <style:style style:name="P3" style:family="paragraph" style:parent-style-name="Standard">
      <style:paragraph-properties fo:line-height="150%"/>
      <style:text-properties fo:font-size="5pt" fo:font-weight="bold" style:font-size-asian="5pt" style:font-weight-asian="bold" style:font-size-complex="5pt" style:font-weight-complex="bold"/>
    </style:style>
    <style:style style:name="P4" style:family="paragraph" style:parent-style-name="Standard">
      <style:paragraph-properties fo:line-height="150%" fo:break-before="page"/>
      <style:text-properties fo:font-size="5pt" fo:font-weight="bold" style:font-size-asian="5pt" style:font-weight-asian="bold" style:font-size-complex="5pt" style:font-weight-complex="bold"/>
    </style:style>
    <style:style style:name="P5" style:family="paragraph" style:parent-style-name="Standard">
      <style:paragraph-properties fo:line-height="150%"/>
      <style:text-properties fo:font-size="5pt" fo:font-weight="bold" officeooo:paragraph-rsid="00159db9" style:font-size-asian="5pt" style:font-weight-asian="bold" style:font-size-complex="5pt" style:font-weight-complex="bold"/>
    </style:style>
    <style:style style:name="P6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T1" style:family="text">
      <style:text-properties fo:color="#c9211e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000000" loext:opacity="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Values of Green functions Q_wF on local systems for B2</text:p>
      <text:p text:style-name="P1"/>
      <text:p text:style-name="P1">Q^I_wF\class <text:s text:c="14"/>11111 311(11) <text:s/><text:span text:style-name="T1">311</text:span> <text:s text:c="5"/>221 5</text:p>
      <text:p text:style-name="P1">_________________________________________________________</text:p>
      <text:p text:style-name="P1">Q^B2_11. <text:s text:c="5"/>1+2q+2q^2+2q^3+q^4 <text:s text:c="6"/>q 1+2q 1+2q+q^2 1</text:p>
      <text:p text:style-name="P1">Q^B2_1.1 <text:s text:c="18"/>1-q^4 <text:s text:c="6"/>q <text:s text:c="3"/>1 <text:s text:c="3"/>1-q^2 1</text:p>
      <text:p text:style-name="P1">Q^B2_.11 <text:s text:c="5"/>1-2q+2q^2-2q^3+q^4 <text:s text:c="6"/>q 1-2q 1-2q+q^2 1</text:p>
      <text:p text:style-name="P1">Q^B2_2. <text:s text:c="19"/>1-q^4 <text:s text:c="5"/>-q <text:s text:c="3"/>1 <text:s text:c="3"/>1+q^2 1</text:p>
      <text:p text:style-name="P1">Q^B2_.2 <text:s text:c="14"/>1-2q^2+q^4 <text:s text:c="5"/>-q <text:s text:c="3"/>1 <text:s text:c="3"/>1-q^2 1</text:p>
      <text:p text:style-name="P1"/>
      <text:p text:style-name="P1"/>
      <text:p text:style-name="P5">Values of Green functions Q_wF on local systems for G2</text:p>
      <text:p text:style-name="P2"/>
      <text:p text:style-name="P2">Q^I_wF\class <text:s text:c="28"/>1 <text:s text:c="11"/>A1 <text:s text:c="6"/><text:span text:style-name="T1">~A1</text:span> <text:span text:style-name="T4">G2(a1)(111)</text:span> G2(a1)(21) <text:span text:style-name="T1">G2(a1)</text:span> G2</text:p>
      <text:p text:style-name="P2">____________________________________________________________________________________________________</text:p>
      <text:p text:style-name="P2">Q^G2_A0 <text:s text:c="6"/>1+2q+2q^2+2q^3+2q^4+2q^5+q^6 1+2q+2q^2+q^3 1+3q+2q^2 <text:s text:c="10"/>⋅ <text:s text:c="9"/>q <text:s text:c="2"/>1+2q <text:s/>1</text:p>
      <text:p text:style-name="P2">Q^G2_~A1 <text:s text:c="28"/>1-q^6 <text:s text:c="8"/>1-q^3 <text:s text:c="6"/>1+q <text:s text:c="10"/>⋅ <text:s text:c="9"/>q <text:s text:c="5"/>1 <text:s/>1</text:p>
      <text:p text:style-name="P2">Q^G2_A1 <text:s text:c="29"/>1-q^6 <text:s text:c="8"/>1+q^3 <text:s text:c="6"/>1-q <text:s text:c="10"/>⋅ <text:s text:c="8"/>-q <text:s text:c="5"/>1 <text:s/>1</text:p>
      <text:p text:style-name="P2">Q^G2_G2 <text:s text:c="10"/>1+q-q^2-2q^3-q^4+q^5+q^6 <text:s text:c="2"/>1+q-q^2-q^3 <text:s text:c="4"/>1-q^2 <text:s text:c="10"/>⋅ <text:s text:c="8"/>-q <text:s text:c="3"/>1+q <text:s/>1</text:p>
      <text:p text:style-name="P2">Q^G2_A2 <text:s text:c="10"/>1-q-q^2+2q^3-q^4-q^5+q^6 <text:s text:c="2"/>1-q-q^2+q^3 <text:s text:c="4"/>1-q^2 <text:s text:c="10"/>⋅ <text:s text:c="9"/>q <text:s text:c="3"/>1-q <text:s/>1</text:p>
      <text:p text:style-name="P2">Q^G2_A1+~A1 <text:s text:c="2"/>1-2q+2q^2-2q^3+2q^4-2q^5+q^6 1-2q+2q^2-q^3 1-3q+2q^2 <text:s text:c="10"/>⋅ <text:s text:c="8"/>-q <text:s text:c="2"/>1-2q <text:s/>1</text:p>
      <text:p text:style-name="P2"><text:span text:style-name="T2">Q^._ </text:span><text:s text:c="36"/>⋅ <text:s text:c="12"/>⋅ <text:s text:c="8"/>⋅ <text:s text:c="8"/>q^2 <text:s text:c="9"/>⋅ <text:s text:c="5"/>⋅ <text:s/>⋅</text:p>
      <text:p text:style-name="P1"/>
      <text:p text:style-name="P1"/>
      <text:p text:style-name="P3">Values of Green functions Q_wF on local systems for B3</text:p>
      <text:p text:style-name="P1"/>
      <text:p text:style-name="P1">Q^I_wF\class <text:s text:c="37"/>1111111 <text:s text:c="4"/>31111(11) <text:s text:c="14"/><text:span text:style-name="T1">31111</text:span> <text:s text:c="19"/>22111 511(11) <text:s/>511 331(11) <text:s text:c="6"/>331 <text:s text:c="11"/>322 7</text:p>
      <text:p text:style-name="P1">_____________________________________________________________________________________________________________________________________________________________________</text:p>
      <text:p text:style-name="P1">Q^B3_111. <text:s text:c="4"/>1+3q+5q^2+7q^3+8q^4+8q^5+7q^6+5q^7+3q^8+q^9 2q^2+3q^3+q^4 1+3q+5q^2+6q^3+3q^4 1+3q+5q^2+7q^3+6q^4+2q^5 <text:s text:c="5"/>2q 1+3q <text:s text:c="4"/>q^2 1+3q+3q^2 1+3q+5q^2+3q^3 1</text:p>
      <text:p text:style-name="P1">Q^B3_11.1 <text:s text:c="20"/>1+q+q^2+q^3-q^6-q^7-q^8-q^9 <text:s/>2q^2+q^3+q^4 <text:s text:c="3"/>1+q+q^2+2q^3-q^4 <text:s text:c="3"/>1+q+q^2+q^3-2q^4-2q^5 <text:s text:c="5"/>2q <text:s/>1+q <text:s text:c="3"/>-q^2 <text:s text:c="2"/>1+q-q^2 <text:s text:c="3"/>1+q+q^2+q^3 1</text:p>
      <text:p text:style-name="P1">Q^B3_1.11 <text:s text:c="20"/>1-q+q^2-q^3-q^6+q^7-q^8+q^9 <text:s/>2q^2-q^3+q^4 <text:s text:c="3"/>1-q+q^2-2q^3-q^4 <text:s text:c="3"/>1-q+q^2-q^3-2q^4+2q^5 <text:s text:c="5"/>2q <text:s/>1-q <text:s text:c="4"/>q^2 <text:s text:c="2"/>1-q-q^2 <text:s text:c="3"/>1-q+q^2-q^3 1</text:p>
      <text:p text:style-name="P1">Q^B3_.111 <text:s text:c="4"/>1-3q+5q^2-7q^3+8q^4-8q^5+7q^6-5q^7+3q^8-q^9 2q^2-3q^3+q^4 1-3q+5q^2-6q^3+3q^4 1-3q+5q^2-7q^3+6q^4-2q^5 <text:s text:c="5"/>2q 1-3q <text:s text:c="3"/>-q^2 1-3q+3q^2 1-3q+5q^2-3q^3 1</text:p>
      <text:p text:style-name="P1">Q^B3_21. <text:s text:c="21"/>1+q+q^2+q^3-q^6-q^7-q^8-q^9 <text:s text:c="5"/>-q^3-q^4 <text:s text:c="8"/>1+q+q^2-q^4 <text:s text:c="13"/>1+q+q^2+q^3 <text:s text:c="6"/>⋅ <text:s/>1+q <text:s text:c="4"/>q^2 <text:s text:c="2"/>1+q+q^2 <text:s text:c="3"/>1+q+q^2-q^3 1</text:p>
      <text:p text:style-name="P1">Q^B3_1.2 <text:s text:c="21"/>1+q-q^2-q^3-q^6-q^7+q^8+q^9 <text:s text:c="5"/>-q^3-q^4 <text:s text:c="8"/>1+q-q^2+q^4 <text:s text:c="13"/>1+q-q^2-q^3 <text:s text:c="6"/>⋅ <text:s/>1+q <text:s text:c="3"/>-q^2 <text:s text:c="2"/>1+q-q^2 <text:s text:c="3"/>1+q-q^2-q^3 1</text:p>
      <text:p text:style-name="P1">Q^B3_2.1 <text:s text:c="21"/>1-q+q^2-q^3-q^6+q^7-q^8+q^9 <text:s text:c="6"/>q^3-q^4 <text:s text:c="8"/>1-q+q^2-q^4 <text:s text:c="13"/>1-q+q^2-q^3 <text:s text:c="6"/>⋅ <text:s/>1-q <text:s text:c="3"/>-q^2 <text:s text:c="2"/>1-q+q^2 <text:s text:c="3"/>1-q+q^2+q^3 1</text:p>
      <text:p text:style-name="P1">Q^B3_.21 <text:s text:c="21"/>1-q-q^2+q^3-q^6+q^7+q^8-q^9 <text:s text:c="6"/>q^3-q^4 <text:s text:c="8"/>1-q-q^2+q^4 <text:s text:c="13"/>1-q-q^2+q^3 <text:s text:c="6"/>⋅ <text:s/>1-q <text:s text:c="4"/>q^2 <text:s text:c="2"/>1-q-q^2 <text:s text:c="3"/>1-q-q^2+q^3 1</text:p>
      <text:p text:style-name="P1">Q^B3_3. <text:s text:c="20"/>1-q^2+q^3-q^4-q^5+q^6-q^7+q^9 <text:s text:c="5"/>-q^2+q^4 <text:s text:c="14"/>1-q^2 <text:s text:c="11"/>1-q^2+q^3-q^5 <text:s text:c="5"/>-q <text:s text:c="3"/>1 <text:s text:c="4"/>q^2 <text:s text:c="8"/>1 <text:s text:c="9"/>1-q^2 1</text:p>
      <text:p text:style-name="P1">Q^B3_.3 <text:s text:c="20"/>1-q^2-q^3-q^4+q^5+q^6+q^7-q^9 <text:s text:c="5"/>-q^2+q^4 <text:s text:c="14"/>1-q^2 <text:s text:c="11"/>1-q^2-q^3+q^5 <text:s text:c="5"/>-q <text:s text:c="3"/>1 <text:s text:c="3"/>-q^2 <text:s text:c="8"/>1 <text:s text:c="9"/>1-q^2 1</text:p>
      <text:p text:style-name="P1"/>
      <text:p text:style-name="P1"/>
      <text:p text:style-name="P3">Values of Green functions Q_wF on local systems for B4</text:p>
      <text:p text:style-name="P1"/>
      <text:p text:style-name="P1">Q^I_wF\class <text:s text:c="10"/>111111111 <text:s text:c="10"/>3111111(11) <text:s text:c="26"/><text:span text:style-name="T1">3111111</text:span> <text:s text:c="16"/>2211111 <text:s text:c="5"/>51111(11) <text:s text:c="14"/>51111 <text:s text:c="6"/>33111(11) <text:s text:c="20"/>33111 <text:s text:c="8"/>32211(11) <text:s text:c="26"/><text:span text:style-name="T1">32211</text:span> 711(11) <text:s/>711 531(11,11) <text:span text:style-name="T3">531(11,2)</text:span> 531(2,11) <text:s text:c="6"/><text:span text:style-name="T1">531</text:span> <text:s text:c="15"/>22221 <text:s text:c="11"/>441 <text:s text:c="16"/>333 <text:s text:c="11"/>522 9</text:p>
      <text:p text:style-name="P1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">Q^B4_1111. <text:s text:c="7"/>P2^4P3P4^2P6P8 <text:s text:c="2"/>(3+2q+q^2)q^3P2^2P4 <text:s/>(1+2q+3q^2+4q^3+4q^4+4q^5)P2^2P4 <text:s text:c="4"/>(1+2q^2+3q^4)P2^4P4 <text:s text:c="3"/>(5+3q)q^2P2 <text:s/>(1+3q+6q^2+6q^3)P2 <text:s text:c="4"/>(1+3q)q^3P2 <text:s/>(1+3q+6q^2+10q^3+8q^4)P2 <text:s/>(3+5q+4q^2)q^3P2 <text:s/>(1+3q+6q^2+10q^3+10q^4+6q^5)P2 <text:s text:c="5"/>3q 1+4q <text:s text:c="7"/>q^2 <text:s text:c="8"/>⋅ <text:s text:c="5"/>2q^2 1+4q+6q^2 <text:s text:c="6"/>(1+2q^2)P2^4P4 <text:s/>(1+3q+4q^2)P2 <text:s/>(1+3q+6q^2+6q^3)P2 <text:s/>(1+3q+8q^2)P2 1</text:p>
      <text:p text:style-name="P1">Q^B4_111.1 <text:s text:c="4"/>-P1P2^3P3P4^2P6P8 <text:s/>(3+q+q^2+q^3)q^3P2P4 <text:s/>(1+q+q^2+q^3+2q^4+2q^5-2q^6)P2P4 <text:s/>(-1-2q^2-3q^4)P1P2^3P4 (5+4q+3q^2)q^2 <text:s text:c="5"/>1+2q+3q^2+6q^3 (-1-2q-3q^2)q^3 <text:s text:c="6"/>1+2q+3q^2+4q^3-4q^5 <text:s text:c="2"/>(3+q+2q^2)q^3P2 <text:s text:c="19"/>(1+2q^2)P2^2 <text:s text:c="5"/>3q 1+2q <text:s text:c="6"/>-q^2 <text:s text:c="8"/>⋅ <text:s text:c="5"/>2q^2 <text:s text:c="5"/>1+2q <text:s text:c="3"/>(-1-2q^2)P1P2^3P4 <text:s text:c="3"/>(-1-2q)P1P2 <text:s text:c="7"/>(1+q+2q^2)P2 <text:s text:c="2"/>(1+q+4q^2)P2 1</text:p>
      <text:p text:style-name="P1">Q^B4_11.11 <text:s text:c="3"/>P1^2P2^2P3P4^2P6P8 <text:s text:c="9"/>(3+q^4)q^3P4 <text:s text:c="19"/>(1-q^4-4q^6)P4 (1+2q^2+3q^4)P1^2P2^2P4 <text:s text:c="3"/>(5+3q^2)q^2 <text:s text:c="6"/>(-1-2q^2)P1P2 <text:s text:c="4"/>(1+3q^2)q^3 <text:s text:c="15"/>1+q^2-6q^4 <text:s text:c="7"/>(3+q^2)q^3 <text:s text:c="16"/>1+q^2-4q^4-2q^6 <text:s text:c="5"/>3q <text:s text:c="3"/>1 <text:s text:c="7"/>q^2 <text:s text:c="8"/>⋅ <text:s text:c="5"/>2q^2 <text:s text:c="3"/>1-2q^2 <text:s text:c="2"/>(1+2q^2)P1^2P2^2P4 <text:s text:c="9"/>-P1P2 <text:s text:c="6"/>(-1-2q^2)P1P2 <text:s text:c="8"/>1+3q^2 1</text:p>
      <text:p text:style-name="P1">Q^B4_1.111 <text:s text:c="4"/>-P1^3P2P3P4^2P6P8 (-3+q-q^2+q^3)q^3P1P4 (-1+q-q^2+q^3-2q^4+2q^5+2q^6)P1P4 <text:s/>(-1-2q^2-3q^4)P1^3P2P4 (5-4q+3q^2)q^2 <text:s text:c="5"/>1-2q+3q^2-6q^3 (-1+2q-3q^2)q^3 <text:s text:c="6"/>1-2q+3q^2-4q^3+4q^5 <text:s/>(-3+q-2q^2)q^3P1 <text:s text:c="19"/>(1+2q^2)P1^2 <text:s text:c="5"/>3q 1-2q <text:s text:c="6"/>-q^2 <text:s text:c="8"/>⋅ <text:s text:c="5"/>2q^2 <text:s text:c="5"/>1-2q <text:s text:c="3"/>(-1-2q^2)P1^3P2P4 <text:s text:c="3"/>(-1+2q)P1P2 <text:s text:c="6"/>(-1+q-2q^2)P1 <text:s/>(-1+q-4q^2)P1 1</text:p>
      <text:p text:style-name="P1">Q^B4_.1111 <text:s text:c="7"/>P1^4P3P4^2P6P8 <text:s text:c="2"/>(3-2q+q^2)q^3P1^2P4 <text:s/>(1-2q+3q^2-4q^3+4q^4-4q^5)P1^2P4 <text:s text:c="4"/>(1+2q^2+3q^4)P1^4P4 <text:s text:c="2"/>(-5+3q)q^2P1 (-1+3q-6q^2+6q^3)P1 <text:s text:c="3"/>(-1+3q)q^3P1 (-1+3q-6q^2+10q^3-8q^4)P1 (-3+5q-4q^2)q^3P1 (-1+3q-6q^2+10q^3-10q^4+6q^5)P1 <text:s text:c="5"/>3q 1-4q <text:s text:c="7"/>q^2 <text:s text:c="8"/>⋅ <text:s text:c="5"/>2q^2 1-4q+6q^2 <text:s text:c="6"/>(1+2q^2)P1^4P4 (-1+3q-4q^2)P1 (-1+3q-6q^2+6q^3)P1 (-1+3q-8q^2)P1 1</text:p>
      <text:p text:style-name="P1">Q^B4_211. <text:s text:c="5"/>-P1P2^3P3P4^2P6P8 <text:s/>(1-q-q^2-q^3)q^3P2P4 <text:s text:c="11"/>(1+q+q^2+q^3-2q^6)P2P4 <text:s text:c="2"/>(1+q^2+q^4-q^6)P2^2P4 <text:s text:c="6"/>-q^2P1P2 <text:s text:c="7"/>(1+q+2q^2)P2 <text:s text:c="8"/>q^3P2^2 <text:s text:c="13"/>(1+2q^2)P2^2 <text:s text:c="2"/>(1-q^2-2q^3)q^3 <text:s text:c="7"/>1+2q+3q^2+4q^3+2q^4-2q^6 <text:s text:c="6"/>q 1+2q <text:s text:c="7"/>q^2 <text:s text:c="8"/>⋅ <text:s text:c="8"/>⋅ 1+2q+2q^2 <text:s text:c="12"/>P2^2P4^2 <text:s text:c="2"/>(1+q+2q^2)P2 <text:s text:c="7"/>(1+q+2q^2)P2 <text:s text:c="5"/>1+2q+3q^2 1</text:p>
      <text:p text:style-name="P1">Q^B4_11.2 <text:s text:c="6"/>P1^2P2^4P3P4P6P8 <text:s text:c="4"/>(1-2q-q^4)q^3P2^2 <text:s text:c="12"/>(1+q^4-2q^6+2q^7)P2^2 <text:s/>(-1-q^2-q^4+q^6)P1P2^3 <text:s text:c="6"/>-q^2P1P2 <text:s text:c="7"/>(1+q+2q^3)P2 <text:s text:c="7"/>-q^3P2^2 <text:s text:c="21"/>P2^2 <text:s text:c="4"/>(1-2q)q^3P2^2 <text:s text:c="27"/>P2^2 <text:s text:c="6"/>q 1+2q <text:s text:c="6"/>-q^2 <text:s text:c="8"/>⋅ <text:s text:c="8"/>⋅ <text:s text:c="5"/>1+2q <text:s text:c="11"/>-P1P2^3P4 <text:s text:c="3"/>(-1-2q)P1P2 <text:s text:c="3"/>(-1-2q-2q^2)P1P2 <text:s text:c="10"/>P2^2 1</text:p>
      <text:p text:style-name="P1">Q^B4_21.1 <text:s text:c="4"/>P1^2P2^2P3P4^2P6P8 <text:s text:c="9"/>-q^3P1P2P4^2 <text:s text:c="14"/>(-1-q^2-2q^4)P1P2P4 <text:s/>(-1-q^2-q^4+q^6)P1P2P4 <text:s text:c="6"/>-q^2P1P2 <text:s text:c="6"/>(-1-2q^2)P1P2 <text:s text:c="9"/>-q^3P4 <text:s text:c="23"/>P4 <text:s text:c="12"/>q^3P4 <text:s text:c="29"/>P4 <text:s text:c="6"/>q <text:s text:c="3"/>1 <text:s text:c="6"/>-q^2 <text:s text:c="8"/>⋅ <text:s text:c="8"/>⋅ <text:s text:c="8"/>1 <text:s text:c="11"/>-P1P2P4^2 <text:s text:c="9"/>-P1P2 <text:s text:c="9"/>1+q^2+2q^4 <text:s text:c="12"/>P4 1</text:p>
      <text:p text:style-name="P1">Q^B4_1.21 <text:s text:c="5"/>-P1^3P2^3P3P4P6P8 <text:s text:c="11"/>-q^3P1P2P8 <text:s text:c="16"/>(-1+q^4+2q^6)P1P2 (1+q^2+q^4-q^6)P1^2P2^2 <text:s text:c="6"/>-q^2P1P2 <text:s text:c="14"/>-P1P2 <text:s text:c="10"/>q^3P4 <text:s text:c="15"/>(1-2q^2)P4 <text:s text:c="9"/>-q^3P1P2 <text:s text:c="18"/>(-1+2q^4)P1P2 <text:s text:c="6"/>q <text:s text:c="3"/>1 <text:s text:c="7"/>q^2 <text:s text:c="8"/>⋅ <text:s text:c="8"/>⋅ <text:s text:c="3"/>1-2q^2 <text:s text:c="10"/>P1^2P2^2P4 <text:s text:c="9"/>-P1P2 <text:s text:c="14"/>-P1P2 <text:s text:c="9"/>-P1P2 1</text:p>
      <text:p text:style-name="P1">Q^B4_2.11 <text:s text:c="5"/>-P1^3P2P3P4^2P6P8 (-1-q+q^2-q^3)q^3P1P4 <text:s text:c="10"/>(-1+q-q^2+q^3+2q^6)P1P4 <text:s text:c="2"/>(1+q^2+q^4-q^6)P1^2P4 <text:s text:c="6"/>-q^2P1P2 <text:s text:c="6"/>(-1+q-2q^2)P1 <text:s text:c="8"/>q^3P1^2 <text:s text:c="13"/>(1+2q^2)P1^2 <text:s text:c="2"/>(1-q^2+2q^3)q^3 <text:s text:c="7"/>1-2q+3q^2-4q^3+2q^4-2q^6 <text:s text:c="6"/>q 1-2q <text:s text:c="7"/>q^2 <text:s text:c="8"/>⋅ <text:s text:c="8"/>⋅ 1-2q+2q^2 <text:s text:c="12"/>P1^2P4^2 <text:s/>(-1+q-2q^2)P1 <text:s text:c="6"/>(-1+q-2q^2)P1 <text:s text:c="5"/>1-2q+3q^2 1</text:p>
      <text:p text:style-name="P1">Q^B4_.211 <text:s text:c="6"/>P1^4P2^2P3P4P6P8 <text:s text:c="4"/>(1+2q-q^4)q^3P1^2 <text:s text:c="12"/>(1+q^4-2q^6-2q^7)P1^2 <text:s/>(-1-q^2-q^4+q^6)P1^3P2 <text:s text:c="6"/>-q^2P1P2 <text:s text:c="6"/>(-1+q+2q^3)P1 <text:s text:c="7"/>-q^3P1^2 <text:s text:c="21"/>P1^2 <text:s text:c="4"/>(1+2q)q^3P1^2 <text:s text:c="27"/>P1^2 <text:s text:c="6"/>q 1-2q <text:s text:c="6"/>-q^2 <text:s text:c="8"/>⋅ <text:s text:c="8"/>⋅ <text:s text:c="5"/>1-2q <text:s text:c="11"/>-P1^3P2P4 <text:s text:c="3"/>(-1+2q)P1P2 <text:s text:c="3"/>(-1+2q-2q^2)P1P2 <text:s text:c="10"/>P1^2 1</text:p>
      <text:p text:style-name="P1">Q^B4_22. <text:s text:c="5"/>P1^2P2^2P3P4^2P6P8 <text:s text:c="10"/>q^3P1P2P4^2 <text:s text:c="24"/>-P1P2P4^2 <text:s text:c="12"/>-P1P2P4^2P8 <text:s text:c="6"/>-q^2P1P2 <text:s text:c="6"/>(-1-2q^2)P1P2 <text:s text:c="7"/>-q^3P1P2 <text:s text:c="12"/>(-1-2q^2)P1P2 <text:s text:c="5"/>(-1-3q^2)q^3 <text:s text:c="21"/>1+q^2+2q^6 <text:s text:c="5"/>-q <text:s text:c="3"/>1 <text:s text:c="7"/>q^2 <text:s text:c="8"/>⋅ <text:s text:c="5"/>2q^2 <text:s text:c="3"/>1+2q^2 <text:s text:c="4"/>(1-q^2+2q^4)P4^2 <text:s text:c="8"/>1+3q^2 <text:s text:c="6"/>(-1-2q^2)P1P2 <text:s text:c="8"/>1+3q^2 1</text:p>
      <text:p text:style-name="P1">Q^B4_2.2 <text:s text:c="6"/>-P1^3P2^3P3P4P6P8 <text:s text:c="12"/>q^3P1P2P8 <text:s text:c="26"/>-P1P2P8 <text:s text:c="11"/>P1^2P2^2P4P8 <text:s text:c="6"/>-q^2P1P2 <text:s text:c="14"/>-P1P2 <text:s text:c="8"/>q^3P1P2 <text:s text:c="20"/>-P1P2 <text:s text:c="11"/>-q^3P4 <text:s text:c="21"/>1-q^2+2q^4 <text:s text:c="5"/>-q <text:s text:c="3"/>1 <text:s text:c="6"/>-q^2 <text:s text:c="8"/>⋅ <text:s text:c="5"/>2q^2 <text:s text:c="8"/>1 <text:s/>(-1+q^2-2q^4)P1P2P4 <text:s text:c="9"/>-P1P2 <text:s text:c="14"/>-P1P2 <text:s text:c="12"/>P4 1</text:p>
      <text:p text:style-name="P1">Q^B4_.22 <text:s text:c="9"/>P1^4P2^4P3P6P8 <text:s text:c="10"/>q^3P1^3P2^3 <text:s text:c="24"/>-P1^3P2^3 <text:s text:c="12"/>-P1^3P2^3P8 <text:s text:c="6"/>-q^2P1P2 <text:s text:c="6"/>(-1+2q^2)P1P2 <text:s text:c="7"/>-q^3P1P2 <text:s text:c="12"/>(-1+2q^2)P1P2 <text:s text:c="10"/>q^3P1P2 <text:s text:c="13"/>(-1+2q^2-2q^4)P1P2 <text:s text:c="5"/>-q <text:s text:c="3"/>1 <text:s text:c="7"/>q^2 <text:s text:c="8"/>⋅ <text:s text:c="5"/>2q^2 <text:s text:c="3"/>1-2q^2 (1-q^2+2q^4)P1^2P2^2 <text:s text:c="9"/>-P1P2 <text:s text:c="6"/>(-1+2q^2)P1P2 <text:s text:c="9"/>-P1P2 1</text:p>
      <text:p text:style-name="P1">Q^B4_31. <text:s text:c="7"/>P1^2P2^4P4^2P6P8 <text:s text:c="10"/>q^4P1P2^2P4 <text:s text:c="13"/>(-1-q^3+q^4)P1P2^2P4 <text:s text:c="12"/>-P1P2^3P4P6 <text:s text:c="8"/>-q^2P2 <text:s text:c="17"/>P2 <text:s text:c="10"/>q^3P2 <text:s text:c="12"/>(1+q^3-q^4)P2 <text:s text:c="10"/>q^4P1P2 <text:s text:c="12"/>(-1-q-q^2-2q^3)P1P2 <text:s text:c="6"/>⋅ <text:s text:c="2"/>P2 <text:s text:c="7"/>q^2 <text:s text:c="8"/>⋅ <text:s text:c="5"/>-q^2 <text:s text:c="7"/>P2 <text:s text:c="9"/>-P1P2^3P4P6 <text:s text:c="10"/>P2P4 <text:s text:c="17"/>P2 <text:s text:c="7"/>-P1P2^2 1</text:p>
      <text:p text:style-name="P1">Q^B4_1.3 <text:s text:c="6"/>-P1^3P2^3P3P4^2P8 <text:s text:c="10"/>q^4P1P2^2P4 <text:s text:c="13"/>(-1+q^3-q^4)P1P2^2P4 <text:s text:c="11"/>P1^2P2^2P3P4 <text:s text:c="8"/>-q^2P2 <text:s text:c="17"/>P2 <text:s text:c="9"/>-q^3P2 <text:s text:c="12"/>(1-q^3+q^4)P2 <text:s text:c="10"/>q^4P1P2 <text:s text:c="24"/>-P1P2P3 <text:s text:c="6"/>⋅ <text:s text:c="2"/>P2 <text:s text:c="6"/>-q^2 <text:s text:c="8"/>⋅ <text:s text:c="5"/>-q^2 <text:s text:c="7"/>P2 <text:s text:c="8"/>P1^2P2^2P3P4 <text:s text:c="7"/>-P1P2^2 <text:s text:c="5"/>(-1-2q-2q^2)P1 <text:s text:c="7"/>-P1P2^2 1</text:p>
      <text:p text:style-name="P1">Q^B4_3.1 <text:s text:c="6"/>-P1^3P2^3P4^2P6P8 <text:s text:c="10"/>q^4P1^2P2P4 <text:s text:c="14"/>(1+q^3+q^4)P1^2P2P4 <text:s text:c="11"/>P1^2P2^2P4P6 <text:s text:c="9"/>q^2P1 <text:s text:c="16"/>-P1 <text:s text:c="10"/>q^3P1 <text:s text:c="11"/>(-1-q^3-q^4)P1 <text:s text:c="9"/>-q^4P1P2 <text:s text:c="24"/>-P1P2P6 <text:s text:c="6"/>⋅ <text:s/>-P1 <text:s text:c="6"/>-q^2 <text:s text:c="8"/>⋅ <text:s text:c="5"/>-q^2 <text:s text:c="6"/>-P1 <text:s text:c="8"/>P1^2P2^2P4P6 <text:s text:c="8"/>P1^2P2 <text:s text:c="6"/>(1-2q+2q^2)P2 <text:s text:c="8"/>P1^2P2 1</text:p>
      <text:p text:style-name="P1">Q^B4_.31 <text:s text:c="7"/>P1^4P2^2P3P4^2P8 <text:s text:c="10"/>q^4P1^2P2P4 <text:s text:c="14"/>(1-q^3-q^4)P1^2P2P4 <text:s text:c="12"/>-P1^3P2P3P4 <text:s text:c="9"/>q^2P1 <text:s text:c="16"/>-P1 <text:s text:c="9"/>-q^3P1 <text:s text:c="11"/>(-1+q^3+q^4)P1 <text:s text:c="9"/>-q^4P1P2 <text:s text:c="12"/>(-1+q-q^2+2q^3)P1P2 <text:s text:c="6"/>⋅ <text:s/>-P1 <text:s text:c="7"/>q^2 <text:s text:c="8"/>⋅ <text:s text:c="5"/>-q^2 <text:s text:c="6"/>-P1 <text:s text:c="9"/>-P1^3P2P3P4 <text:s text:c="9"/>-P1P4 <text:s text:c="16"/>-P1 <text:s text:c="8"/>P1^2P2 1</text:p>
      <text:p text:style-name="P1">Q^B4_4. <text:s text:c="7"/>-P1^3P2^3P3P4P6P8 <text:s text:c="7"/>-q^3P1^2P2^2P4 <text:s text:c="23"/>P1^2P2^2P4 <text:s text:c="11"/>P1^2P2^2P4P8 <text:s text:c="7"/>q^2P1P2 <text:s text:c="14"/>-P1P2 <text:s text:c="7"/>-q^3P1P2 <text:s text:c="20"/>-P1P2 <text:s text:c="10"/>q^3P1P2 <text:s text:c="26"/>-P1P2 <text:s text:c="5"/>-q <text:s text:c="3"/>1 <text:s text:c="7"/>q^2 <text:s text:c="8"/>⋅ <text:s text:c="8"/>⋅ <text:s text:c="8"/>1 <text:s text:c="13"/>-P1P2P8 <text:s text:c="12"/>P4 <text:s text:c="14"/>-P1P2 <text:s text:c="9"/>-P1P2 1</text:p>
      <text:p text:style-name="P1">Q^B4_.4 <text:s text:c="8"/>P1^4P2^4P3P4^2P6 <text:s text:c="7"/>-q^3P1^2P2^2P4 <text:s text:c="23"/>P1^2P2^2P4 <text:s text:c="10"/>-P1^3P2^3P4^2 <text:s text:c="7"/>q^2P1P2 <text:s text:c="14"/>-P1P2 <text:s text:c="8"/>q^3P1P2 <text:s text:c="20"/>-P1P2 <text:s text:c="10"/>q^3P1P2 <text:s text:c="26"/>-P1P2 <text:s text:c="5"/>-q <text:s text:c="3"/>1 <text:s text:c="6"/>-q^2 <text:s text:c="8"/>⋅ <text:s text:c="8"/>⋅ <text:s text:c="8"/>1 <text:s text:c="10"/>P1^2P2^2P4 <text:s text:c="9"/>-P1P2 <text:s text:c="14"/>-P1P2 <text:s text:c="9"/>-P1P2 1</text:p>
      <text:p text:style-name="P1"><text:span text:style-name="T2">Q^._</text:span> <text:s text:c="26"/>⋅ <text:s text:c="20"/>⋅ <text:s text:c="32"/>⋅ <text:s text:c="22"/>⋅ <text:s text:c="13"/>⋅ <text:s text:c="18"/>⋅ <text:s text:c="14"/>⋅ <text:s text:c="24"/>⋅ <text:s text:c="16"/>⋅ <text:s text:c="30"/>⋅ <text:s text:c="6"/>⋅ <text:s text:c="3"/>⋅ <text:s text:c="9"/>⋅ <text:s text:c="6"/>q^4 <text:s text:c="8"/>⋅ <text:s text:c="8"/>⋅ <text:s text:c="19"/>⋅ <text:s text:c="13"/>⋅ <text:s text:c="18"/>⋅ <text:s text:c="13"/>⋅ ⋅</text:p>
      <text:p text:style-name="P1"/>
      <text:p text:style-name="P1"/>
      <text:p text:style-name="P3">Values of Green functions Q_wF on local systems for D4</text:p>
      <text:p text:style-name="P1"/>
      <text:p text:style-name="Standard">Q^I_wF\class <text:s text:c="61"/>11111111 <text:s text:c="25"/>311111 <text:s text:c="32"/>221111 <text:s text:c="5"/>5111 <text:s text:c="2"/>3311(11) <text:s text:c="10"/><text:span text:style-name="T1">3311</text:span> <text:s text:c="15"/>3221 71 <text:s text:c="2"/><text:span text:style-name="T1">53</text:span> <text:s text:c="26"/>2222+ <text:s text:c="26"/>2222- <text:s text:c="6"/>44+ <text:s text:c="6"/>44-</text:p>
      <text:p text:style-name="P1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">Q^D4_1111. <text:s text:c="3"/>1+4q+9q^2+16q^3+23q^4+28q^5+30q^6+28q^7+23q^8+16q^9+9q^10+4q^11+q^12 1+4q+9q^2+12q^3+11q^4+8q^5+3q^6 1+4q+9q^2+16q^3+23q^4+24q^5+15q^6+4q^7 1+4q+3q^2 <text:s/>4q^2+6q^3 1+4q+9q^2+8q^3 1+4q+9q^2+8q^3+2q^4 <text:s/>1 1+4q 1+4q+9q^2+12q^3+11q^4+8q^5+3q^6 1+4q+9q^2+12q^3+11q^4+8q^5+3q^6 1+4q+3q^2 1+4q+3q^2</text:p>
      <text:p text:style-name="P1">Q^D4_11.11 <text:s text:c="43"/>1+q^2-q^4-2q^6-q^8+q^10+q^12 <text:s text:c="16"/>1+q^2+3q^4+3q^6 <text:s text:c="25"/>1+q^2-q^4-q^6 <text:s text:c="3"/>1+3q^2 <text:s text:c="5"/>-2q^3 <text:s text:c="9"/>1+q^2 <text:s text:c="9"/>1+q^2+2q^4 <text:s/>1 <text:s text:c="3"/>1 <text:s text:c="18"/>1+q^2-q^4-q^6 <text:s text:c="18"/>1+q^2-q^4-q^6 <text:s text:c="4"/>1-q^2 <text:s text:c="4"/>1-q^2</text:p>
      <text:p text:style-name="P1">Q^D4_.1111 <text:s text:c="3"/>1-4q+9q^2-16q^3+23q^4-28q^5+30q^6-28q^7+23q^8-16q^9+9q^10-4q^11+q^12 1-4q+9q^2-12q^3+11q^4-8q^5+3q^6 1-4q+9q^2-16q^3+23q^4-24q^5+15q^6-4q^7 1-4q+3q^2 -4q^2+6q^3 1-4q+9q^2-8q^3 1-4q+9q^2-8q^3+2q^4 <text:s/>1 1-4q 1-4q+9q^2-12q^3+11q^4-8q^5+3q^6 1-4q+9q^2-12q^3+11q^4-8q^5+3q^6 1-4q+3q^2 1-4q+3q^2</text:p>
      <text:p text:style-name="P1">Q^D4_211. <text:s text:c="16"/>1+2q+3q^2+4q^3+3q^4+2q^5-2q^7-3q^8-4q^9-3q^10-2q^11-q^12 <text:s text:c="9"/>1+2q+3q^2+2q^3+q^4-q^6 <text:s text:c="9"/>1+2q+3q^2+4q^3+3q^4-3q^6-2q^7 <text:s/>1+2q+q^2 <text:s text:c="6"/>2q^2 <text:s text:c="5"/>1+2q+3q^2 <text:s text:c="10"/>1+2q+3q^2 <text:s/>1 1+2q <text:s text:c="9"/>1+2q+3q^2+2q^3+q^4-q^6 <text:s text:c="9"/>1+2q+3q^2+2q^3+q^4-q^6 <text:s/>1+2q+q^2 <text:s/>1+2q+q^2</text:p>
      <text:p text:style-name="P1">Q^D4_1.21 <text:s text:c="49"/>1-q^2-q^4+q^8+q^10-q^12 <text:s text:c="18"/>1-q^2+q^4-q^6 <text:s text:c="25"/>1-q^2-q^4+q^6 <text:s text:c="4"/>1+q^2 <text:s text:c="9"/>⋅ <text:s text:c="9"/>1-q^2 <text:s text:c="14"/>1-q^2 <text:s/>1 <text:s text:c="3"/>1 <text:s text:c="18"/>1-q^2-q^4+q^6 <text:s text:c="18"/>1-q^2-q^4+q^6 <text:s text:c="4"/>1-q^2 <text:s text:c="4"/>1-q^2</text:p>
      <text:p text:style-name="P1">Q^D4_2.11 <text:s text:c="16"/>1-2q+3q^2-4q^3+3q^4-2q^5+2q^7-3q^8+4q^9-3q^10+2q^11-q^12 <text:s text:c="9"/>1-2q+3q^2-2q^3+q^4-q^6 <text:s text:c="9"/>1-2q+3q^2-4q^3+3q^4-3q^6+2q^7 <text:s/>1-2q+q^2 <text:s text:c="5"/>-2q^2 <text:s text:c="5"/>1-2q+3q^2 <text:s text:c="10"/>1-2q+3q^2 <text:s/>1 1-2q <text:s text:c="9"/>1-2q+3q^2-2q^3+q^4-q^6 <text:s text:c="9"/>1-2q+3q^2-2q^3+q^4-q^6 <text:s/>1-2q+q^2 <text:s/>1-2q+q^2</text:p>
      <text:p text:style-name="P1">Q^D4_22.+ <text:s text:c="44"/>1+q^2-q^4-2q^6-q^8+q^10+q^12 <text:s text:c="18"/>1+q^2-q^4-q^6 <text:s text:c="25"/>1+q^2-q^4-q^6 <text:s text:c="4"/>1-q^2 <text:s text:c="5"/>-2q^3 <text:s text:c="9"/>1+q^2 <text:s text:c="9"/>1+q^2+2q^4 <text:s/>1 <text:s text:c="3"/>1 <text:s text:c="18"/>1+q^2-q^4-q^6 <text:s text:c="16"/>1+q^2+3q^4+3q^6 <text:s text:c="4"/>1-q^2 <text:s text:c="3"/>1+3q^2</text:p>
      <text:p text:style-name="P1">Q^D4_22.- <text:s text:c="44"/>1+q^2-q^4-2q^6-q^8+q^10+q^12 <text:s text:c="18"/>1+q^2-q^4-q^6 <text:s text:c="25"/>1+q^2-q^4-q^6 <text:s text:c="4"/>1-q^2 <text:s text:c="5"/>-2q^3 <text:s text:c="9"/>1+q^2 <text:s text:c="9"/>1+q^2+2q^4 <text:s/>1 <text:s text:c="3"/>1 <text:s text:c="16"/>1+q^2+3q^4+3q^6 <text:s text:c="18"/>1+q^2-q^4-q^6 <text:s text:c="3"/>1+3q^2 <text:s text:c="4"/>1-q^2</text:p>
      <text:p text:style-name="P1">Q^D4_.22 <text:s text:c="41"/>1-3q^2+3q^4-2q^6+3q^8-3q^10+q^12 <text:s text:c="16"/>1-3q^2+3q^4-q^6 <text:s text:c="23"/>1-3q^2+3q^4-q^6 <text:s text:c="4"/>1-q^2 <text:s text:c="6"/>2q^3 <text:s text:c="8"/>1-3q^2 <text:s text:c="8"/>1-3q^2+2q^4 <text:s/>1 <text:s text:c="3"/>1 <text:s text:c="16"/>1-3q^2+3q^4-q^6 <text:s text:c="16"/>1-3q^2+3q^4-q^6 <text:s text:c="4"/>1-q^2 <text:s text:c="4"/>1-q^2</text:p>
      <text:p text:style-name="P1">Q^D4_31. <text:s text:c="34"/>1+q+q^3-q^4-2q^5-2q^7-q^8+q^9+q^11+q^12 <text:s text:c="20"/>1+q-q^4-q^5 <text:s text:c="18"/>1+q+q^3-q^4-3q^5+q^7 <text:s text:c="6"/>1+q <text:s text:c="7"/>q^2 <text:s text:c="7"/>1+q-q^3 <text:s text:c="8"/>1+q-q^3-q^4 <text:s/>1 <text:s/>1+q <text:s text:c="20"/>1+q-q^4-q^5 <text:s text:c="20"/>1+q-q^4-q^5 <text:s text:c="6"/>1+q <text:s text:c="6"/>1+q</text:p>
      <text:p text:style-name="P1">Q^D4_.31 <text:s text:c="34"/>1-q-q^3-q^4+2q^5+2q^7-q^8-q^9-q^11+q^12 <text:s text:c="20"/>1-q-q^4+q^5 <text:s text:c="18"/>1-q-q^3-q^4+3q^5-q^7 <text:s text:c="6"/>1-q <text:s text:c="6"/>-q^2 <text:s text:c="7"/>1-q+q^3 <text:s text:c="8"/>1-q+q^3-q^4 <text:s/>1 <text:s/>1-q <text:s text:c="20"/>1-q-q^4+q^5 <text:s text:c="20"/>1-q-q^4+q^5 <text:s text:c="6"/>1-q <text:s text:c="6"/>1-q</text:p>
      <text:p text:style-name="P1">Q^D4_4.+ <text:s text:c="50"/>1-q^2-q^4+q^8+q^10-q^12 <text:s text:c="18"/>1-q^2-q^4+q^6 <text:s text:c="25"/>1-q^2-q^4+q^6 <text:s text:c="4"/>1-q^2 <text:s text:c="9"/>⋅ <text:s text:c="9"/>1-q^2 <text:s text:c="14"/>1-q^2 <text:s/>1 <text:s text:c="3"/>1 <text:s text:c="18"/>1-q^2-q^4+q^6 <text:s text:c="18"/>1-q^2+q^4-q^6 <text:s text:c="4"/>1-q^2 <text:s text:c="4"/>1+q^2</text:p>
      <text:p text:style-name="P1">Q^D4_4.- <text:s text:c="50"/>1-q^2-q^4+q^8+q^10-q^12 <text:s text:c="18"/>1-q^2-q^4+q^6 <text:s text:c="25"/>1-q^2-q^4+q^6 <text:s text:c="4"/>1-q^2 <text:s text:c="9"/>⋅ <text:s text:c="9"/>1-q^2 <text:s text:c="14"/>1-q^2 <text:s/>1 <text:s text:c="3"/>1 <text:s text:c="18"/>1-q^2+q^4-q^6 <text:s text:c="18"/>1-q^2-q^4+q^6 <text:s text:c="4"/>1+q^2 <text:s text:c="4"/>1-q^2</text:p>
      <text:p text:style-name="P1"/>
      <text:p text:style-name="P4">Coefficients of X_phi on Y_psi for B2</text:p>
      <text:p text:style-name="P1"/>
      <text:p text:style-name="P1"><text:s text:c="6"/>5 311(11) <text:span text:style-name="T1">311</text:span> 221 11111</text:p>
      <text:p text:style-name="P1">______________________________</text:p>
      <text:p text:style-name="P1">X2. <text:s text:c="2"/>1 <text:s text:c="6"/>⋅ <text:s text:c="2"/>1 <text:s text:c="2"/>1 <text:s text:c="4"/>1</text:p>
      <text:p text:style-name="P1">X11. <text:s/>⋅ <text:s text:c="6"/>1 <text:s text:c="2"/>⋅ <text:s text:c="2"/>⋅ <text:s text:c="4"/>x</text:p>
      <text:p text:style-name="P1">X1.1 <text:s/>⋅ <text:s text:c="6"/>⋅ <text:s text:c="2"/>1 <text:s text:c="2"/>1 x^2+1</text:p>
      <text:p text:style-name="P1">X.2 <text:s text:c="2"/>⋅ <text:s text:c="6"/>⋅ <text:s text:c="2"/>⋅ <text:s text:c="2"/>1 <text:s text:c="4"/>1</text:p>
      <text:p text:style-name="P1">X.11 <text:s/>⋅ <text:s text:c="6"/>⋅ <text:s text:c="2"/>⋅ <text:s text:c="2"/>⋅ <text:s text:c="4"/>1</text:p>
      <text:p text:style-name="P1"/>
      <text:p text:style-name="P1"/>
      <text:p text:style-name="P5">Coefficients of X_phi on Y_psi for G2</text:p>
      <text:p text:style-name="P2"/>
      <text:p text:style-name="P2"><text:s text:c="13"/>G2 G2(a1)(21) <text:span text:style-name="T1">G2(a1)</text:span> <text:span text:style-name="T1">~A1</text:span> A1 <text:s text:c="4"/>1</text:p>
      <text:p text:style-name="P2">_______________________________________________</text:p>
      <text:p text:style-name="P2">Xphi{1,⋅} <text:s text:c="4"/>1 <text:s text:c="9"/>⋅ <text:s text:c="5"/>1 <text:s text:c="2"/>1 <text:s/>1 <text:s text:c="4"/>1</text:p>
      <text:p text:style-name="P2">Xphi{1,3}' <text:s text:c="3"/>⋅ <text:s text:c="9"/>1 <text:s text:c="5"/>⋅ <text:s text:c="2"/>1 <text:s/>⋅ <text:s text:c="2"/>x^2</text:p>
      <text:p text:style-name="P2">Xphi{2,1} <text:s text:c="4"/>⋅ <text:s text:c="9"/>⋅ <text:s text:c="5"/>1 <text:s text:c="2"/>1 <text:s/>1 x^4+1</text:p>
      <text:p text:style-name="P2">Xphi{2,2} <text:s text:c="4"/>⋅ <text:s text:c="9"/>⋅ <text:s text:c="5"/>⋅ <text:s text:c="2"/>1 <text:s/>1 x^2+1</text:p>
      <text:p text:style-name="P2">Xphi{1,3}'' <text:s text:c="2"/>⋅ <text:s text:c="9"/>⋅ <text:s text:c="5"/>⋅ <text:s text:c="2"/>⋅ <text:s/>1 <text:s text:c="4"/>1</text:p>
      <text:p text:style-name="P2">Xphi{1,6} <text:s text:c="4"/>⋅ <text:s text:c="9"/>⋅ <text:s text:c="5"/>⋅ <text:s text:c="2"/>⋅ <text:s/>⋅ <text:s text:c="4"/>1</text:p>
      <text:p text:style-name="P2"/>
      <text:p text:style-name="P1"/>
      <text:p text:style-name="P3">Coefficients of X_phi on Y_psi for B3</text:p>
      <text:p text:style-name="P1"/>
      <text:p text:style-name="P1"><text:s text:c="7"/>7 511(11) 511 331(11) 331 322 31111(11) <text:span text:style-name="T1">31111</text:span> 22111 <text:s text:c="2"/>1111111</text:p>
      <text:p text:style-name="P1">_____________________________________________________________________</text:p>
      <text:p text:style-name="P1">X3. <text:s text:c="3"/>1 <text:s text:c="6"/>⋅ <text:s text:c="2"/>1 <text:s text:c="6"/>⋅ <text:s text:c="2"/>1 <text:s text:c="2"/>1 <text:s text:c="8"/>⋅ <text:s text:c="4"/>1 <text:s text:c="4"/>1 <text:s text:c="8"/>1</text:p>
      <text:p text:style-name="P1">X21. <text:s text:c="2"/>⋅ <text:s text:c="6"/>1 <text:s text:c="2"/>⋅ <text:s text:c="6"/>⋅ <text:s text:c="2"/>⋅ <text:s text:c="2"/>x <text:s text:c="8"/>x <text:s text:c="4"/>x <text:s text:c="4"/>x <text:s text:c="4"/>x^3+x</text:p>
      <text:p text:style-name="P1">X2.1 <text:s text:c="2"/>⋅ <text:s text:c="6"/>⋅ <text:s text:c="2"/>1 <text:s text:c="6"/>⋅ <text:s text:c="2"/>1 <text:s text:c="2"/>1 <text:s text:c="8"/>⋅ x^2+1 x^2+1 x^4+x^2+1</text:p>
      <text:p text:style-name="P1">X.3 <text:s text:c="3"/>⋅ <text:s text:c="6"/>⋅ <text:s text:c="2"/>⋅ <text:s text:c="6"/>1 <text:s text:c="2"/>⋅ <text:s text:c="2"/>⋅ <text:s text:c="8"/>⋅ <text:s text:c="4"/>⋅ <text:s text:c="4"/>x <text:s text:c="8"/>x</text:p>
      <text:p text:style-name="P1">X1.2 <text:s text:c="2"/>⋅ <text:s text:c="6"/>⋅ <text:s text:c="2"/>⋅ <text:s text:c="6"/>⋅ <text:s text:c="2"/>1 <text:s text:c="2"/>1 <text:s text:c="8"/>⋅ <text:s text:c="4"/>1 x^2+1 x^4+x^2+1</text:p>
      <text:p text:style-name="P1">X11.1 <text:s/>⋅ <text:s text:c="6"/>⋅ <text:s text:c="2"/>⋅ <text:s text:c="6"/>⋅ <text:s text:c="2"/>⋅ <text:s text:c="2"/>1 <text:s text:c="8"/>1 <text:s text:c="4"/>1 <text:s text:c="4"/>1 x^4+x^2+1</text:p>
      <text:p text:style-name="P1">X111. <text:s/>⋅ <text:s text:c="6"/>⋅ <text:s text:c="2"/>⋅ <text:s text:c="6"/>⋅ <text:s text:c="2"/>⋅ <text:s text:c="2"/>⋅ <text:s text:c="8"/>1 <text:s text:c="4"/>⋅ <text:s text:c="4"/>⋅ <text:s text:c="6"/>x^2</text:p>
      <text:p text:style-name="P1">X1.11 <text:s/>⋅ <text:s text:c="6"/>⋅ <text:s text:c="2"/>⋅ <text:s text:c="6"/>⋅ <text:s text:c="2"/>⋅ <text:s text:c="2"/>⋅ <text:s text:c="8"/>⋅ <text:s text:c="4"/>1 <text:s text:c="4"/>1 x^4+x^2+1</text:p>
      <text:p text:style-name="P1">X.21 <text:s text:c="2"/>⋅ <text:s text:c="6"/>⋅ <text:s text:c="2"/>⋅ <text:s text:c="6"/>⋅ <text:s text:c="2"/>⋅ <text:s text:c="2"/>⋅ <text:s text:c="8"/>⋅ <text:s text:c="4"/>⋅ <text:s text:c="4"/>1 <text:s text:c="4"/>x^2+1</text:p>
      <text:p text:style-name="P1">X.111 <text:s/>⋅ <text:s text:c="6"/>⋅ <text:s text:c="2"/>⋅ <text:s text:c="6"/>⋅ <text:s text:c="2"/>⋅ <text:s text:c="2"/>⋅ <text:s text:c="8"/>⋅ <text:s text:c="4"/>⋅ <text:s text:c="4"/>⋅ <text:s text:c="8"/>1</text:p>
      <text:p text:style-name="P1"/>
      <text:p text:style-name="P1"/>
      <text:p text:style-name="P3">Coefficients of X_phi on Y_psi for B4</text:p>
      <text:p text:style-name="P1"/>
      <text:p text:style-name="P1"><text:s text:c="8"/>9 711(11) 711 531(11,11) 531(2,11) <text:span text:style-name="T1">531</text:span> 441 522 51111(11) 51111 333 33111(11) 33111 32211(11) <text:span text:style-name="T1">32211</text:span> <text:s text:c="4"/>22221 3111111(11) <text:s text:c="3"/><text:span text:style-name="T1">3111111</text:span> <text:s text:c="3"/>2211111 <text:s text:c="11"/>111111111</text:p>
      <text:p text:style-name="P1">____________________________________________________________________________________________________________________________________________________________________________</text:p>
      <text:p text:style-name="P1">X4. <text:s text:c="4"/>1 <text:s text:c="6"/>⋅ <text:s text:c="2"/>1 <text:s text:c="9"/>⋅ <text:s text:c="8"/>⋅ <text:s text:c="2"/>1 <text:s text:c="2"/>1 <text:s text:c="2"/>1 <text:s text:c="8"/>⋅ <text:s text:c="4"/>1 <text:s text:c="2"/>1 <text:s text:c="8"/>⋅ <text:s text:c="4"/>1 <text:s text:c="8"/>⋅ <text:s text:c="4"/>1 <text:s text:c="8"/>1 <text:s text:c="10"/>⋅ <text:s text:c="9"/>1 <text:s text:c="9"/>1 <text:s text:c="19"/>1</text:p>
      <text:p text:style-name="P1">X31. <text:s text:c="3"/>⋅ <text:s text:c="6"/>1 <text:s text:c="2"/>⋅ <text:s text:c="9"/>⋅ <text:s text:c="8"/>⋅ <text:s text:c="2"/>⋅ <text:s text:c="2"/>⋅ <text:s text:c="2"/>x <text:s text:c="8"/>x <text:s text:c="4"/>x <text:s text:c="2"/>x <text:s text:c="8"/>⋅ <text:s text:c="4"/>x <text:s text:c="6"/>x^2 <text:s text:c="4"/>x <text:s text:c="8"/>x <text:s text:c="8"/>x^2 <text:s text:c="5"/>x^3+x <text:s text:c="5"/>x^3+x <text:s text:c="11"/>x^5+x^3+x</text:p>
      <text:p text:style-name="P1">X3.1 <text:s text:c="3"/>⋅ <text:s text:c="6"/>⋅ <text:s text:c="2"/>1 <text:s text:c="9"/>⋅ <text:s text:c="8"/>⋅ <text:s text:c="2"/>1 <text:s text:c="2"/>1 <text:s text:c="2"/>1 <text:s text:c="8"/>⋅ x^2+1 <text:s text:c="2"/>1 <text:s text:c="8"/>⋅ x^2+1 <text:s text:c="8"/>⋅ x^2+1 <text:s text:c="4"/>x^2+1 <text:s text:c="10"/>⋅ <text:s/>x^4+x^2+1 <text:s/>x^4+x^2+1 <text:s text:c="7"/>x^6+x^4+x^2+1</text:p>
      <text:p text:style-name="P1">X.4 <text:s text:c="4"/>⋅ <text:s text:c="6"/>⋅ <text:s text:c="2"/>⋅ <text:s text:c="9"/>1 <text:s text:c="8"/>⋅ <text:s text:c="2"/>⋅ <text:s text:c="2"/>1 <text:s text:c="2"/>⋅ <text:s text:c="8"/>⋅ <text:s text:c="4"/>⋅ <text:s text:c="2"/>⋅ <text:s text:c="8"/>x <text:s text:c="4"/>⋅ <text:s text:c="8"/>⋅ <text:s text:c="4"/>⋅ <text:s text:c="6"/>x^2 <text:s text:c="10"/>⋅ <text:s text:c="9"/>⋅ <text:s text:c="7"/>x^2 <text:s text:c="17"/>x^2</text:p>
      <text:p text:style-name="P1">X22. <text:s text:c="3"/>⋅ <text:s text:c="6"/>⋅ <text:s text:c="2"/>⋅ <text:s text:c="9"/>⋅ <text:s text:c="8"/>1 <text:s text:c="2"/>⋅ <text:s text:c="2"/>⋅ <text:s text:c="2"/>1 <text:s text:c="8"/>1 <text:s text:c="4"/>⋅ <text:s text:c="2"/>⋅ <text:s text:c="8"/>⋅ <text:s text:c="4"/>⋅ <text:s text:c="8"/>⋅ <text:s text:c="2"/>x^2 <text:s text:c="6"/>x^2 <text:s text:c="8"/>x^3 <text:s text:c="7"/>x^2 <text:s text:c="7"/>x^2 <text:s text:c="13"/>x^6+x^2</text:p>
      <text:p text:style-name="P1">X2.2 <text:s text:c="3"/>⋅ <text:s text:c="6"/>⋅ <text:s text:c="2"/>⋅ <text:s text:c="9"/>⋅ <text:s text:c="8"/>⋅ <text:s text:c="2"/>1 <text:s text:c="2"/>1 <text:s text:c="2"/>1 <text:s text:c="8"/>⋅ <text:s text:c="4"/>1 <text:s text:c="2"/>1 <text:s text:c="8"/>⋅ x^2+1 <text:s text:c="8"/>⋅ x^2+1 x^4+x^2+1 <text:s text:c="10"/>⋅ <text:s/>x^4+x^2+1 2x^4+x^2+1 <text:s text:c="2"/>x^8+x^6+2x^4+x^2+1</text:p>
      <text:p text:style-name="P1">X1.3 <text:s text:c="3"/>⋅ <text:s text:c="6"/>⋅ <text:s text:c="2"/>⋅ <text:s text:c="9"/>⋅ <text:s text:c="8"/>⋅ <text:s text:c="2"/>⋅ <text:s text:c="2"/>1 <text:s text:c="2"/>⋅ <text:s text:c="8"/>⋅ <text:s text:c="4"/>⋅ <text:s text:c="2"/>1 <text:s text:c="8"/>x <text:s text:c="4"/>1 <text:s text:c="8"/>⋅ <text:s text:c="4"/>1 <text:s text:c="4"/>x^2+1 <text:s text:c="10"/>⋅ <text:s text:c="9"/>1 <text:s/>x^4+x^2+1 <text:s text:c="7"/>x^6+x^4+x^2+1</text:p>
      <text:p text:style-name="P1">X21.1 <text:s text:c="2"/>⋅ <text:s text:c="6"/>⋅ <text:s text:c="2"/>⋅ <text:s text:c="9"/>⋅ <text:s text:c="8"/>⋅ <text:s text:c="2"/>⋅ <text:s text:c="2"/>⋅ <text:s text:c="2"/>1 <text:s text:c="8"/>1 <text:s text:c="4"/>1 <text:s text:c="2"/>1 <text:s text:c="8"/>⋅ <text:s text:c="4"/>1 <text:s text:c="8"/>x x^2+1 <text:s text:c="4"/>x^2+1 <text:s text:c="6"/>x^3+x x^4+2x^2+1 x^4+2x^2+1 x^8+2x^6+2x^4+2x^2+1</text:p>
      <text:p text:style-name="P1">X211. <text:s text:c="2"/>⋅ <text:s text:c="6"/>⋅ <text:s text:c="2"/>⋅ <text:s text:c="9"/>⋅ <text:s text:c="8"/>⋅ <text:s text:c="2"/>⋅ <text:s text:c="2"/>⋅ <text:s text:c="2"/>⋅ <text:s text:c="8"/>1 <text:s text:c="4"/>⋅ <text:s text:c="2"/>⋅ <text:s text:c="8"/>⋅ <text:s text:c="4"/>⋅ <text:s text:c="8"/>x <text:s text:c="4"/>⋅ <text:s text:c="8"/>⋅ <text:s text:c="6"/>x^3+x <text:s text:c="7"/>x^2 <text:s text:c="7"/>x^2 <text:s text:c="9"/>x^6+x^4+x^2</text:p>
      <text:p text:style-name="P1">X2.11 <text:s text:c="2"/>⋅ <text:s text:c="6"/>⋅ <text:s text:c="2"/>⋅ <text:s text:c="9"/>⋅ <text:s text:c="8"/>⋅ <text:s text:c="2"/>⋅ <text:s text:c="2"/>⋅ <text:s text:c="2"/>⋅ <text:s text:c="8"/>⋅ <text:s text:c="4"/>1 <text:s text:c="2"/>⋅ <text:s text:c="8"/>⋅ <text:s text:c="4"/>1 <text:s text:c="8"/>⋅ <text:s text:c="4"/>1 <text:s text:c="8"/>1 <text:s text:c="10"/>⋅ <text:s/>x^4+x^2+1 <text:s/>x^4+x^2+1 <text:s text:c="2"/>x^8+x^6+2x^4+x^2+1</text:p>
      <text:p text:style-name="P1">X11.2 <text:s text:c="2"/>⋅ <text:s text:c="6"/>⋅ <text:s text:c="2"/>⋅ <text:s text:c="9"/>⋅ <text:s text:c="8"/>⋅ <text:s text:c="2"/>⋅ <text:s text:c="2"/>⋅ <text:s text:c="2"/>⋅ <text:s text:c="8"/>⋅ <text:s text:c="4"/>⋅ <text:s text:c="2"/>1 <text:s text:c="8"/>⋅ <text:s text:c="4"/>1 <text:s text:c="8"/>x <text:s text:c="4"/>1 <text:s text:c="8"/>1 <text:s text:c="10"/>x <text:s text:c="5"/>x^2+1 <text:s/>x^4+x^2+1 <text:s text:c="2"/>x^8+x^6+2x^4+x^2+1</text:p>
      <text:p text:style-name="P1">X.31 <text:s text:c="3"/>⋅ <text:s text:c="6"/>⋅ <text:s text:c="2"/>⋅ <text:s text:c="9"/>⋅ <text:s text:c="8"/>⋅ <text:s text:c="2"/>⋅ <text:s text:c="2"/>⋅ <text:s text:c="2"/>⋅ <text:s text:c="8"/>⋅ <text:s text:c="4"/>⋅ <text:s text:c="2"/>⋅ <text:s text:c="8"/>1 <text:s text:c="4"/>⋅ <text:s text:c="8"/>⋅ <text:s text:c="4"/>⋅ <text:s text:c="8"/>x <text:s text:c="10"/>⋅ <text:s text:c="9"/>⋅ <text:s text:c="5"/>x^3+x <text:s text:c="11"/>x^5+x^3+x</text:p>
      <text:p text:style-name="P1">X1.21 <text:s text:c="2"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1 <text:s text:c="8"/>⋅ <text:s text:c="4"/>1 <text:s text:c="4"/>x^2+1 <text:s text:c="10"/>⋅ <text:s text:c="5"/>x^2+1 x^4+2x^2+1 x^8+2x^6+2x^4+2x^2+1</text:p>
      <text:p text:style-name="P1">X111.1 <text:s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1 <text:s text:c="4"/>⋅ <text:s text:c="8"/>⋅ <text:s text:c="6"/>x^2+1 <text:s text:c="9"/>x <text:s text:c="9"/>x <text:s text:c="7"/>x^7+x^5+x^3+x</text:p>
      <text:p text:style-name="P1">X11.11 <text:s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1 <text:s text:c="8"/>1 <text:s text:c="10"/>x <text:s text:c="5"/>x^2+1 <text:s text:c="5"/>x^2+1 <text:s text:c="2"/>x^8+x^6+2x^4+x^2+1</text:p>
      <text:p text:style-name="P1">X.22 <text:s text:c="3"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⋅ <text:s text:c="8"/>1 <text:s text:c="10"/>⋅ <text:s text:c="9"/>⋅ <text:s text:c="9"/>1 <text:s text:c="15"/>x^4+1</text:p>
      <text:p text:style-name="P1">X1111. <text:s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⋅ <text:s text:c="8"/>⋅ <text:s text:c="10"/>1 <text:s text:c="9"/>⋅ <text:s text:c="9"/>⋅ <text:s text:c="17"/>x^3</text:p>
      <text:p text:style-name="P1">X1.111 <text:s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⋅ <text:s text:c="8"/>⋅ <text:s text:c="10"/>⋅ <text:s text:c="9"/>1 <text:s text:c="9"/>1 <text:s text:c="7"/>x^6+x^4+x^2+1</text:p>
      <text:p text:style-name="P1">X.211 <text:s text:c="2"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⋅ <text:s text:c="8"/>⋅ <text:s text:c="10"/>⋅ <text:s text:c="9"/>⋅ <text:s text:c="9"/>1 <text:s text:c="11"/>x^4+x^2+1</text:p>
      <text:p text:style-name="P1">X.1111 <text:s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⋅ <text:s text:c="8"/>⋅ <text:s text:c="10"/>⋅ <text:s text:c="9"/>⋅ <text:s text:c="9"/>⋅ <text:s text:c="19"/>1</text:p>
      <text:p text:style-name="P1"/>
      <text:p text:style-name="P1"/>
      <text:p text:style-name="P3">Coefficients of X_phi on Y_psi for D4</text:p>
      <text:p text:style-name="P1"/>
      <text:p text:style-name="P1"><text:s text:c="8"/>71 <text:span text:style-name="T1">53</text:span> 5111 44+ 44- 3311(11) <text:span text:style-name="T1">3311</text:span> 3221 311111 2222+ 2222- 221111 <text:s text:c="7"/>11111111</text:p>
      <text:p text:style-name="P1">________________________________________________________________________________________</text:p>
      <text:p text:style-name="P1">X.4 <text:s text:c="5"/>1 <text:s/>1 <text:s text:c="3"/>1 <text:s text:c="2"/>1 <text:s text:c="2"/>1 <text:s text:c="7"/>⋅ <text:s text:c="3"/>1 <text:s text:c="3"/>1 <text:s text:c="5"/>1 <text:s text:c="4"/>1 <text:s text:c="4"/>1 <text:s text:c="5"/>1 <text:s text:c="14"/>1</text:p>
      <text:p text:style-name="P1">X1.3 <text:s text:c="4"/>⋅ <text:s/>1 <text:s text:c="3"/>1 <text:s text:c="2"/>1 <text:s text:c="2"/>1 <text:s text:c="7"/>x <text:s text:c="3"/>1 <text:s text:c="3"/>1 <text:s/>x^2+1 x^2+1 x^2+1 2x^2+1 <text:s text:c="5"/>x^4+2x^2+1</text:p>
      <text:p text:style-name="P1">X.31 <text:s text:c="4"/>⋅ <text:s/>⋅ <text:s text:c="3"/>1 <text:s text:c="2"/>⋅ <text:s text:c="2"/>⋅ <text:s text:c="7"/>⋅ <text:s text:c="3"/>1 <text:s text:c="3"/>1 <text:s/>x^2+1 <text:s text:c="4"/>1 <text:s text:c="4"/>1 <text:s/>x^2+1 <text:s text:c="6"/>x^4+x^2+1</text:p>
      <text:p text:style-name="P1">X2- <text:s text:c="5"/>⋅ <text:s/>⋅ <text:s text:c="3"/>⋅ <text:s text:c="2"/>1 <text:s text:c="2"/>⋅ <text:s text:c="7"/>⋅ <text:s text:c="3"/>1 <text:s text:c="3"/>1 <text:s text:c="5"/>1 x^2+1 <text:s text:c="4"/>1 <text:s/>x^2+1 <text:s text:c="6"/>x^4+x^2+1</text:p>
      <text:p text:style-name="P1">X2+ <text:s text:c="5"/>⋅ <text:s/>⋅ <text:s text:c="3"/>⋅ <text:s text:c="2"/>⋅ <text:s text:c="2"/>1 <text:s text:c="7"/>⋅ <text:s text:c="3"/>1 <text:s text:c="3"/>1 <text:s text:c="5"/>1 <text:s text:c="4"/>1 x^2+1 <text:s/>x^2+1 <text:s text:c="6"/>x^4+x^2+1</text:p>
      <text:p text:style-name="P1">X11.2 <text:s text:c="3"/>⋅ <text:s/>⋅ <text:s text:c="3"/>⋅ <text:s text:c="2"/>⋅ <text:s text:c="2"/>⋅ <text:s text:c="7"/>1 <text:s text:c="3"/>⋅ <text:s text:c="3"/>⋅ <text:s text:c="5"/>x <text:s text:c="4"/>x <text:s text:c="4"/>x x^3+2x <text:s text:c="3"/>2x^5+2x^3+2x</text:p>
      <text:p text:style-name="P1">X1.21 <text:s text:c="3"/>⋅ <text:s/>⋅ <text:s text:c="3"/>⋅ <text:s text:c="2"/>⋅ <text:s text:c="2"/>⋅ <text:s text:c="7"/>⋅ <text:s text:c="3"/>1 <text:s text:c="3"/>1 <text:s/>x^2+1 x^2+1 x^2+1 3x^2+1 x^6+3x^4+3x^2+1</text:p>
      <text:p text:style-name="P1">X.22 <text:s text:c="4"/>⋅ <text:s/>⋅ <text:s text:c="3"/>⋅ <text:s text:c="2"/>⋅ <text:s text:c="2"/>⋅ <text:s text:c="7"/>⋅ <text:s text:c="3"/>⋅ <text:s text:c="3"/>1 <text:s text:c="5"/>1 <text:s text:c="4"/>1 <text:s text:c="4"/>1 <text:s text:c="5"/>1 <text:s text:c="10"/>x^4+1</text:p>
      <text:p text:style-name="P1">X.211 <text:s text:c="3"/>⋅ <text:s/>⋅ <text:s text:c="3"/>⋅ <text:s text:c="2"/>⋅ <text:s text:c="2"/>⋅ <text:s text:c="7"/>⋅ <text:s text:c="3"/>⋅ <text:s text:c="3"/>⋅ <text:s text:c="5"/>1 <text:s text:c="4"/>⋅ <text:s text:c="4"/>⋅ <text:s text:c="5"/>1 <text:s text:c="6"/>x^4+x^2+1</text:p>
      <text:p text:style-name="P1">X11- <text:s text:c="4"/>⋅ <text:s/>⋅ <text:s text:c="3"/>⋅ <text:s text:c="2"/>⋅ <text:s text:c="2"/>⋅ <text:s text:c="7"/>⋅ <text:s text:c="3"/>⋅ <text:s text:c="3"/>⋅ <text:s text:c="5"/>⋅ <text:s text:c="4"/>1 <text:s text:c="4"/>⋅ <text:s text:c="5"/>1 <text:s text:c="6"/>x^4+x^2+1</text:p>
      <text:p text:style-name="P1">X11+ <text:s text:c="4"/>⋅ <text:s/>⋅ <text:s text:c="3"/>⋅ <text:s text:c="2"/>⋅ <text:s text:c="2"/>⋅ <text:s text:c="7"/>⋅ <text:s text:c="3"/>⋅ <text:s text:c="3"/>⋅ <text:s text:c="5"/>⋅ <text:s text:c="4"/>⋅ <text:s text:c="4"/>1 <text:s text:c="5"/>1 <text:s text:c="6"/>x^4+x^2+1</text:p>
      <text:p text:style-name="P1">X1.111 <text:s text:c="2"/>⋅ <text:s/>⋅ <text:s text:c="3"/>⋅ <text:s text:c="2"/>⋅ <text:s text:c="2"/>⋅ <text:s text:c="7"/>⋅ <text:s text:c="3"/>⋅ <text:s text:c="3"/>⋅ <text:s text:c="5"/>⋅ <text:s text:c="4"/>⋅ <text:s text:c="4"/>⋅ <text:s text:c="5"/>1 <text:s text:c="5"/>x^4+2x^2+1</text:p>
      <text:p text:style-name="P1">X.1111 <text:s text:c="2"/>⋅ <text:s/>⋅ <text:s text:c="3"/>⋅ <text:s text:c="2"/>⋅ <text:s text:c="2"/>⋅ <text:s text:c="7"/>⋅ <text:s text:c="3"/>⋅ <text:s text:c="3"/>⋅ <text:s text:c="5"/>⋅ <text:s text:c="4"/>⋅ <text:s text:c="4"/>⋅ <text:s text:c="5"/>⋅ <text:s text:c="14"/>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Liberation Mono" fo:font-family="'Liberation Mono'" style:font-family-generic="modern" style:font-pitch="fixed" fo:font-size="5pt" style:font-size-asian="5pt" style:font-size-complex="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2T01:20:12.225628685</meta:creation-date>
    <dc:date>2026-03-13T03:24:06.089461840</dc:date>
    <meta:editing-duration>PT27M38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2" meta:paragraph-count="140" meta:word-count="1834" meta:character-count="23103" meta:non-whitespace-character-count="11533"/>
  </office:meta>
</office:document-meta>
</file>